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Chilanka" svg:font-family="Chilanka" style:font-pitch="variable"/>
    <style:font-face style:name="D050000L" svg:font-family="D050000L" style:font-pitch="variable"/>
    <style:font-face style:name="Dyuthi" svg:font-family="Dyuthi" style:font-pitch="variable"/>
    <style:font-face style:name="aakar" svg:font-family="aakar" style:font-pitch="variable"/>
    <style:font-face style:name="DejaVu Serif" svg:font-family="'DejaVu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indent="0cm" style:auto-text-indent="false"/>
      <style:text-properties style:font-name="FreeSerif" fo:font-size="14pt" officeooo:paragraph-rsid="001373f7" style:font-size-asian="14pt" style:font-size-complex="14pt"/>
    </style:style>
    <style:style style:name="P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ext-properties style:font-name="FreeSerif"/>
    </style:style>
    <style:style style:name="P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ext-properties style:font-name="FreeSerif" officeooo:paragraph-rsid="00292277"/>
    </style:style>
    <style:style style:name="P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ext-properties style:font-name="FreeSerif" officeooo:paragraph-rsid="002aafdd"/>
    </style:style>
    <style:style style:name="P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ext-properties style:font-name="FreeSerif" fo:font-weight="bold" style:font-weight-asian="bold" style:font-weight-complex="bold"/>
    </style:style>
    <style:style style:name="P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style>
    <style:style style:name="P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ext-properties officeooo:paragraph-rsid="00292277"/>
    </style:style>
    <style:style style:name="P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ext-properties officeooo:paragraph-rsid="002aafdd"/>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ext-properties style:font-name="FreeSerif"/>
    </style:style>
    <style:style style:name="T1" style:family="text">
      <style:text-properties fo:font-style="normal" style:font-style-asian="normal"/>
    </style:style>
    <style:style style:name="T2" style:family="text">
      <style:text-properties fo:font-variant="normal" fo:text-transform="none" fo:color="#202122" fo:font-size="12pt" fo:letter-spacing="normal" fo:font-style="normal" fo:font-weight="normal" officeooo:rsid="0026bcfa" style:font-size-asian="12pt" style:font-size-complex="12pt"/>
    </style:style>
    <style:style style:name="T3" style:family="text">
      <style:text-properties fo:font-variant="normal" fo:text-transform="none" fo:color="#000000" style:text-line-through-style="none" style:text-line-through-type="none" style:font-name="FreeSerif" fo:font-size="12pt" fo:letter-spacing="normal" fo:font-style="normal" style:text-underline-style="none" fo:font-weight="normal" style:text-blinking="false" fo:background-color="transparent" loext:char-shading-value="0" style:font-size-asian="12pt" style:font-style-asian="normal" style:font-size-complex="12pt"/>
    </style:style>
    <style:style style:name="T4"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000000" style:font-name="FreeSerif" fo:font-size="12pt" fo:letter-spacing="normal" fo:font-style="normal" fo:font-weight="normal" officeooo:rsid="001373f7" fo:background-color="transparent" loext:char-shading-value="0" style:font-size-asian="12pt" style:font-style-asian="normal" style:font-size-complex="12pt"/>
    </style:style>
    <style:style style:name="T6" style:family="text">
      <style:text-properties fo:font-variant="normal" fo:text-transform="none" fo:color="#000000" style:font-name="FreeSerif" fo:font-size="12pt" fo:letter-spacing="normal" fo:font-style="normal" fo:font-weight="normal" fo:background-color="transparent" loext:char-shading-value="0" style:font-size-asian="12pt" style:font-style-asian="normal" style:font-size-complex="12pt"/>
    </style:style>
    <style:style style:name="T7" style:family="text">
      <style:text-properties fo:font-variant="normal" fo:text-transform="none" fo:color="#000000" fo:font-size="12pt" fo:letter-spacing="normal" fo:font-style="normal" fo:font-weight="normal" officeooo:rsid="002522ea" fo:background-color="transparent" loext:char-shading-value="0" style:font-size-asian="12pt" style:font-style-asian="normal" style:font-size-complex="12pt"/>
    </style:style>
    <style:style style:name="T8" style:family="text">
      <style:text-properties fo:font-variant="normal" fo:text-transform="none" fo:color="#000000" fo:font-size="12pt" fo:letter-spacing="normal" fo:font-style="normal" fo:font-weight="normal" officeooo:rsid="00263a6a" fo:background-color="transparent" loext:char-shading-value="0" style:font-size-asian="12pt" style:font-style-asian="normal" style:font-size-complex="12pt"/>
    </style:style>
    <style:style style:name="T9" style:family="text">
      <style:text-properties fo:font-variant="normal" fo:text-transform="none" fo:color="#000000" fo:font-size="12pt" fo:letter-spacing="normal" fo:font-style="normal" fo:font-weight="normal" officeooo:rsid="0014079f" fo:background-color="transparent" loext:char-shading-value="0" style:font-size-asian="12pt" style:font-style-asian="normal" style:font-size-complex="12pt"/>
    </style:style>
    <style:style style:name="T10" style:family="text">
      <style:text-properties fo:font-variant="normal" fo:text-transform="none" fo:color="#000000" fo:font-size="12pt" fo:letter-spacing="normal" fo:font-style="normal" fo:font-weight="normal" fo:background-color="transparent" loext:char-shading-value="0" style:font-size-asian="12pt" style:font-size-complex="12pt"/>
    </style:style>
    <style:style style:name="T11" style:family="text">
      <style:text-properties fo:font-variant="normal" fo:text-transform="none" fo:color="#000000" fo:font-size="12pt" fo:letter-spacing="normal" fo:font-style="normal" style:text-underline-style="none" fo:font-weight="normal" fo:background-color="transparent" loext:char-shading-value="0" style:font-size-asian="12pt" style:font-size-complex="12pt"/>
    </style:style>
    <style:style style:name="T12" style:family="text">
      <style:text-properties style:font-name="FreeSerif"/>
    </style:style>
    <style:style style:name="T13" style:family="text">
      <style:text-properties style:font-name="FreeSerif" officeooo:rsid="0014a688"/>
    </style:style>
    <style:style style:name="T14" style:family="text">
      <style:text-properties style:font-name="FreeSerif" fo:font-weight="normal" officeooo:rsid="001d337a" fo:background-color="transparent" loext:char-shading-value="0" style:font-weight-asian="normal" style:font-weight-complex="normal"/>
    </style:style>
    <style:style style:name="T15" style:family="text">
      <style:text-properties style:font-name="FreeSerif" fo:font-weight="normal" officeooo:rsid="00292277" fo:background-color="transparent" loext:char-shading-value="0" style:font-weight-asian="normal" style:font-weight-complex="normal"/>
    </style:style>
    <style:style style:name="T16" style:family="text">
      <style:text-properties style:font-name="FreeSerif" officeooo:rsid="001ed8e4"/>
    </style:style>
    <style:style style:name="T17" style:family="text">
      <style:text-properties style:font-name="FreeSerif" officeooo:rsid="002522ea"/>
    </style:style>
    <style:style style:name="T18" style:family="text">
      <style:text-properties style:font-name="FreeSerif" officeooo:rsid="0026bcfa"/>
    </style:style>
    <style:style style:name="T19" style:family="text">
      <style:text-properties style:font-name="FreeSerif" officeooo:rsid="0028e831"/>
    </style:style>
    <style:style style:name="T20" style:family="text">
      <style:text-properties style:font-name="FreeSerif" officeooo:rsid="00292277"/>
    </style:style>
    <style:style style:name="T21" style:family="text">
      <style:text-properties style:font-name="FreeSerif" officeooo:rsid="0028a7fb"/>
    </style:style>
    <style:style style:name="T22" style:family="text">
      <style:text-properties style:font-name="FreeSerif" officeooo:rsid="002aafdd"/>
    </style:style>
    <style:style style:name="T23" style:family="text">
      <style:text-properties fo:background-color="transparent" loext:char-shading-value="0"/>
    </style:style>
    <style:style style:name="T24" style:family="text">
      <style:text-properties officeooo:rsid="00163cbd" fo:background-color="transparent" loext:char-shading-value="0"/>
    </style:style>
    <style:style style:name="T25" style:family="text">
      <style:text-properties officeooo:rsid="00171cbf" fo:background-color="transparent" loext:char-shading-value="0"/>
    </style:style>
    <style:style style:name="T26" style:family="text">
      <style:text-properties officeooo:rsid="00205564" fo:background-color="transparent" loext:char-shading-value="0"/>
    </style:style>
    <style:style style:name="T27" style:family="text">
      <style:text-properties officeooo:rsid="002522ea" fo:background-color="transparent" loext:char-shading-value="0"/>
    </style:style>
    <style:style style:name="T28" style:family="text">
      <style:text-properties officeooo:rsid="0025124d" fo:background-color="transparent" loext:char-shading-value="0"/>
    </style:style>
    <style:style style:name="T29" style:family="text">
      <style:text-properties officeooo:rsid="0014a688" fo:background-color="transparent" loext:char-shading-value="0"/>
    </style:style>
    <style:style style:name="T30" style:family="text">
      <style:text-properties officeooo:rsid="0014079f" fo:background-color="transparent" loext:char-shading-value="0"/>
    </style:style>
    <style:style style:name="T31" style:family="text">
      <style:text-properties officeooo:rsid="00191856" fo:background-color="transparent" loext:char-shading-value="0"/>
    </style:style>
    <style:style style:name="T32" style:family="text">
      <style:text-properties officeooo:rsid="0021d785" fo:background-color="transparent" loext:char-shading-value="0"/>
    </style:style>
    <style:style style:name="T33" style:family="text">
      <style:text-properties officeooo:rsid="00231753" fo:background-color="transparent" loext:char-shading-value="0"/>
    </style:style>
    <style:style style:name="T34" style:family="text">
      <style:text-properties officeooo:rsid="00263a6a" fo:background-color="transparent" loext:char-shading-value="0"/>
    </style:style>
    <style:style style:name="T35" style:family="text">
      <style:text-properties officeooo:rsid="00292277" fo:background-color="transparent" loext:char-shading-value="0"/>
    </style:style>
    <style:style style:name="T36" style:family="text">
      <style:text-properties officeooo:rsid="0014079f"/>
    </style:style>
    <style:style style:name="T37" style:family="text">
      <style:text-properties officeooo:rsid="0014a688"/>
    </style:style>
    <style:style style:name="T38" style:family="text">
      <style:text-properties officeooo:rsid="00191856" fo:background-color="#ffff00" loext:char-shading-value="0"/>
    </style:style>
    <style:style style:name="T39" style:family="text">
      <style:text-properties officeooo:rsid="00163cbd"/>
    </style:style>
    <style:style style:name="T40" style:family="text">
      <style:text-properties officeooo:rsid="00191856"/>
    </style:style>
    <style:style style:name="T41" style:family="text">
      <style:text-properties officeooo:rsid="001b09af"/>
    </style:style>
    <style:style style:name="T42" style:family="text">
      <style:text-properties officeooo:rsid="001b6c2c"/>
    </style:style>
    <style:style style:name="T43" style:family="text">
      <style:text-properties officeooo:rsid="001c79f6"/>
    </style:style>
    <style:style style:name="T44" style:family="text">
      <style:text-properties officeooo:rsid="001d337a"/>
    </style:style>
    <style:style style:name="T45" style:family="text">
      <style:text-properties officeooo:rsid="001ed8e4"/>
    </style:style>
    <style:style style:name="T46" style:family="text">
      <style:text-properties officeooo:rsid="00205564"/>
    </style:style>
    <style:style style:name="T47" style:family="text">
      <style:text-properties officeooo:rsid="0021d785"/>
    </style:style>
    <style:style style:name="T48" style:family="text">
      <style:text-properties officeooo:rsid="0025124d"/>
    </style:style>
    <style:style style:name="T49" style:family="text">
      <style:text-properties officeooo:rsid="002522ea"/>
    </style:style>
    <style:style style:name="T50" style:family="text">
      <style:text-properties fo:font-weight="bold" officeooo:rsid="002522ea" fo:background-color="transparent" loext:char-shading-value="0" style:font-weight-asian="bold" style:font-weight-complex="bold"/>
    </style:style>
    <style:style style:name="T51" style:family="text">
      <style:text-properties fo:font-weight="bold" officeooo:rsid="0025124d" fo:background-color="transparent" loext:char-shading-value="0" style:font-weight-asian="bold" style:font-weight-complex="bold"/>
    </style:style>
    <style:style style:name="T52" style:family="text">
      <style:text-properties officeooo:rsid="00263a6a"/>
    </style:style>
    <style:style style:name="T53" style:family="text">
      <style:text-properties officeooo:rsid="0026bcfa"/>
    </style:style>
    <style:style style:name="T54" style:family="text">
      <style:text-properties officeooo:rsid="0027f865"/>
    </style:style>
    <style:style style:name="T55" style:family="text">
      <style:text-properties officeooo:rsid="0029ab96"/>
    </style:style>
    <style:style style:name="T56" style:family="text">
      <style:text-properties officeooo:rsid="002861f9"/>
    </style:style>
    <style:style style:name="T57" style:family="text">
      <style:text-properties officeooo:rsid="0028a7fb"/>
    </style:style>
    <style:style style:name="T58" style:family="text">
      <style:text-properties officeooo:rsid="0028b942"/>
    </style:style>
    <style:style style:name="T59" style:family="text">
      <style:text-properties officeooo:rsid="00292277"/>
    </style:style>
    <style:style style:name="T60" style:family="text">
      <style:text-properties officeooo:rsid="002aaf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Троцкий Лев Давидович</text:span></text:p>
      <text:p text:style-name="P1"><text:span text:style-name="T1">Преданная революция - Что такое СССР и куда он идет</text:span></text:p>
      <text:p text:style-name="P1"><text:span text:style-name="T1"/></text:p>
      <text:p text:style-name="P9"><text:span text:style-name="T7">Сегодня я перескажу вам кратко первые три главы данной книги. Руслан призывал меня выписать тезисы Троцкого. Но я решила, что этот подход не совсем корректный. Потому что при сокращении мысли и вырывании слов из контекста получается субъективный взгляд на произведение и общую точку зрения автора. Поэтому я постараюсь кратко пересказать книгу, чтобы вы </text:span><text:span text:style-name="T8">сами </text:span><text:span text:style-name="T7">смогли сделать свои выводы </text:span><text:span text:style-name="T8">и мы могли вместе обсудить это произведение.</text:span><text:span text:style-name="T7"> </text:span><text:span text:style-name="T8">Вообще, я хотела бы призвать вас практиковать именно этот подход к изучению литературы на нашем кружке.</text:span><text:span text:style-name="T9"> </text:span><text:span text:style-name="T8">Смысла бежать галопом по Европе я не вижу.</text:span></text:p>
      <text:p text:style-name="P6"><text:span text:style-name="T6">Данная работа была написана Л. Троцким после высылки из </text:span><text:a xlink:type="simple" xlink:href="https://ru.wikipedia.org/wiki/Союз_Советских_Социалистических_Республик" text:style-name="Internet_20_link" text:visited-style-name="Visited_20_Internet_20_Link"><text:span text:style-name="T3">СССР</text:span></text:a><text:span text:style-name="T6">, во время вынужденной эмиграции в </text:span><text:a xlink:type="simple" xlink:href="https://ru.wikipedia.org/wiki/Норвегия" text:style-name="Internet_20_link" text:visited-style-name="Visited_20_Internet_20_Link"><text:span text:style-name="T3">Норвегии</text:span></text:a><text:span text:style-name="T6">. Исходное название книги, изданной впервые в 1936 году, было «Преданная революция». В первом же русскоязычном издании в Париже она называлась — «Что такое СССР и куда он идёт?»</text:span><text:span text:style-name="T5">.</text:span><text:span text:style-name="T6"> </text:span></text:p>
      <text:p text:style-name="P2"><text:span text:style-name="T10">Книга была подготовлена к печати всего за несколько недель до начала</text:span><text:span text:style-name="T11"> </text:span><text:span text:style-name="T4">Первого московского процесса </text:span><text:span text:style-name="T10">над «троцкистами». Задачу данной книги Троцкий ставил так: «правильно оценить то, что есть, чтобы лучше понять то, что становится». Сам автор оценил данную работу как «главное дело своей жизни».</text:span></text:p>
      <text:p text:style-name="P2"><text:span text:style-name="T36">В первых главах Троцкий описывает экономические и социальные реалии советского периода с начала и до 36 года. Я дам краткую сводку, потому что, цитируя Троцкого: «Hа вчерашнем дне мы задержимся постольку, поскольку это поможет нам лучше предвидеть завтрашний». </text:span><text:span text:style-name="T28">Исторический обзор экономической политики советского правительства и ее зигзагов необходим для разрушения искусственно </text:span><text:span text:style-name="T27">созданного</text:span><text:span text:style-name="T28"> </text:span><text:span text:style-name="T27">культа личности</text:span><text:span text:style-name="T28">, который ищет источник успехов в необыкновенных качествах руководства, а не в созданных революцией условиях обобществленной собственности.</text:span></text:p>
      <text:p text:style-name="P2">В третьей главе автор подробно описывает, почему СССР 36 года не является социалистическим государством и указывает на несостыковки в словах правящей верхушки, в том числе Сталина. На этой главе мы остановимся подробно. </text:p>
      <text:p text:style-name="P5">Итак, историческая справка от Троцкого:</text:p>
      <text:p text:style-name="P2"><text:span text:style-name="T37">Важной задачей России после революции было «догнать и перегнать» капиталистические страны в плане экономического развития. Б</text:span><text:span text:style-name="T29">лагодаря плановому руководству в короткий срок восстановлено то, что было разрушено империалистской и гражданской войной, созданы новые грандиозные предприятия, введены новые производственные отрасли промышленности. </text:span><text:span text:style-name="T37">П</text:span><text:span text:style-name="T29">ромышленное производство Советского Союза <text:s/>выросло за этот период примерно в 3,5 раза, или на 250%. Тяжелая промышленность повысила за десятилетие (1925-1935) свое производство более чем в 10 раз. В первом году пятилетки (1928-1929) капитальные вложения составляли 5,4 миллиарда рублей; на 1936 год было намечено 32 миллиарда.</text:span></text:p>
      <text:p text:style-name="P2">Но соотношение сил <text:span text:style-name="T39">на мировой арене </text:span>определяется не динамикой роста, а выражается в материальных накоплениях, в технике, в культуре и прежде всего в производительности человеческого труда. <text:span text:style-name="T37">П</text:span><text:span text:style-name="T36">ока СССР оста</text:span><text:span text:style-name="T37">вался</text:span><text:span text:style-name="T36"> изолированным </text:span><text:span text:style-name="T30">сила советского строя измеря</text:span><text:span text:style-name="T29">лась</text:span><text:span text:style-name="T30"> производительностью труда, которая при товарном хозяйстве выражается в себестоимости и в ценах. Разница между внутренними ценами и ценами мирового рынка представляет собою один из важнейших измерителей соотношения сил.</text:span></text:p>
      <text:p text:style-name="P2"><text:span text:style-name="T39">С</text:span>ельско<text:span text:style-name="T39">е</text:span> хозяйств<text:span text:style-name="T39">о</text:span> СССР <text:span text:style-name="T39">было </text:span>достаточно <text:span text:style-name="T39">отсталым</text:span>. <text:span text:style-name="T39">И </text:span><text:span text:style-name="T24">несмотря на коллективизацию, задача состо</text:span><text:span text:style-name="T25">яла</text:span><text:span text:style-name="T24"> в том, чтоб</text:span><text:span text:style-name="T25">ы</text:span><text:span text:style-name="T24"> приближаться к более высоким образцам капиталистического Запада, с его мелким фермерским хозяйством.</text:span></text:p>
      <text:p text:style-name="P2"><text:span text:style-name="T37">Борьба за повышение производительности труда в промышленности ведется по двум каналам: усвоения передовой техники и лучшего использования рабочей силы. <text:s/></text:span><text:span text:style-name="T40">С</text:span><text:span text:style-name="T37">оветская промышленность, как и оборудование Красной Армии выросли форсированными темпами, </text:span><text:span text:style-name="T40">что </text:span><text:span text:style-name="T37">заключа</text:span><text:span text:style-name="T40">ло</text:span><text:span text:style-name="T37"> в себе огромные потенциальные преимущества</text:span><text:span text:style-name="T40">. Hо тот же лихорадочный рост име</text:span><text:span text:style-name="T56">л</text:span><text:span text:style-name="T40"> и отрицательные стороны: между </text:span><text:soft-page-break/><text:span text:style-name="T40">разными элементами хозяйства не было соответствия; люди отставали от техники; руководство не справлялось с задачами. Все вместе выражалось в высокой себестоимости при низком качестве продукции.</text:span></text:p>
      <text:p text:style-name="P2"><text:span text:style-name="T31">В военной промышленности достигнуты наиболее серьезные, не только количественные, но и качественные успехи. Трактор представлял гордость советской индустрии. Между тем коэффициент полезного действия тракторов крайне низок. Еще хуже обстояло дело с автотранспортом. Из каждых 100 машин в работе были только 55: остальные в ремонте, или в ожидании его. Стоимость ремонта в 2 раза превышала стоимость всех выпускаемых новых машин. <text:s/>Повышение провозоспособности железных дорог сопровождалась многочисленными авариями и крушениями. </text:span><text:span text:style-name="T38">Основная причина та же: унаследованная от прошлого низкая культура труда. </text:span></text:p>
      <text:p text:style-name="P2"><text:span text:style-name="T40">В легких отраслях положение было еще менее благоприятно, чем в тяжелой. Своеобразный закон советской промышленности можно формулировать так: изделия тем хуже, чем ближе они к массовому потребителю. </text:span><text:span text:style-name="T41">Троцкий объясняет это тем, что быстрые успехи в одних областях сопровождаются отставанием других. <text:s/>В известных пределах они неизбежны, поскольку продвигаться вперед приходилось, начиная с наиболее важных участков. </text:span></text:p>
      <text:p text:style-name="P2"><text:span text:style-name="T41">Средняя индивидуальная производительность труда в СССР </text:span><text:span text:style-name="T42">по сравнению с США была </text:span><text:span text:style-name="T41">очень низка. </text:span><text:span text:style-name="T42">Р</text:span><text:span text:style-name="T41">азница объясняется не только недостаточной квалификацией рабочих, но и прежде всего плохой организацией труда. Бюрократия изо всех сил подстегива</text:span><text:span text:style-name="T42">ла</text:span><text:span text:style-name="T41"> рабочих, но правильно использовать рабочую силу не уме</text:span><text:span text:style-name="T42">ла</text:span><text:span text:style-name="T41">. Hизкой производительности труда отвечает низкий национальный доход, а следовательно и низкий уровень жизни народных масс. </text:span></text:p>
      <text:p text:style-name="P2"><text:span text:style-name="T42">При расчете на душу населения Советский Союз превосходил </text:span><text:span text:style-name="T37">большинство европейских стран и Соединенные Штаты </text:span><text:span text:style-name="T43">т</text:span><text:span text:style-name="T37">олько по производству хлебных злаков, особенно ржи, а также картофеля</text:span><text:span text:style-name="T43">. «</text:span><text:span text:style-name="T37">Hо ржаной хлеб и картофель, как преобладающая пища населения, это и есть классический признак бедности!» - </text:span><text:span text:style-name="T43">негодует Троцкий. </text:span></text:p>
      <text:p text:style-name="P2">Также не хватало букварей, бумаги и карандашей, что затрудняло школьную работу. Ликвидация безграмотности шла слабыми темпами.</text:p>
      <text:p text:style-name="P5"><text:span text:style-name="T44">Промышленность обсудили, давайте теперь перейдем к политике</text:span> <text:span text:style-name="T44">хозяйственного развития.</text:span></text:p>
      <text:p text:style-name="P2">В период так называемого «военного коммунизма» (18-21 гг) хозяйственные задачи советского правительства сводились к тому, чтоб поддержать военную промышленность и использовать оставшиеся от прошлого скудные запасы для войны и спасения от гибели городского населения. От "военного коммунизма" правительство рассчитывало постепенно прийти к подлинному коммунизму.</text:p>
      <text:p text:style-name="P2">Действительность приходила во все большее столкновение с программой "военного коммунизма": производство неизменно падало, и не только вследствие разрушительного действия войны, но и вследствие угасания стимула личной заинтересованности у производителей. </text:p>
      <text:p text:style-name="P6"><text:span text:style-name="T15">В эпоху </text:span><text:span text:style-name="T14">военного коммунизма расчеты строились на ожидании близкой победы революции на Западе. Считалось само собою разумеющимся, что победоносный немецкий пролетариат, в кредит под будущие продукты питания и сырья, будет снабжать советскую Россию не только машинами, готовыми фабричными изделиями, но и десятками тысяч высококвалифицированных рабочих, техников и организаторов. </text:span></text:p>
      <text:p text:style-name="P7"><text:span text:style-name="T13">Hеобходимость восстановления рынка Ленин мотивировал наличием в стране миллионов изолированных крестьянских хозяйств, которые привыкли определять свои экономические взаимоотношения с внешним миром </text:span><text:span text:style-name="T20">только</text:span><text:span text:style-name="T13"> через торговлю. </text:span><text:span text:style-name="T16">Б</text:span><text:span text:style-name="T13">лижайший опыт показал, что и промышленность нуждается в методах денежного расчета. Игра спроса и предложения оста</text:span><text:span text:style-name="T21">валась</text:span><text:span text:style-name="T13"> <text:s/>еще на долгий период необходимой материальной основой.</text:span></text:p>
      <text:p text:style-name="P2">Легализованный рынок, при помощи упорядоченной денежной системы, начал выполнять свою работу.</text:p>
      <text:p text:style-name="P3"><text:soft-page-break/>Hачиная с 1923 года обостря<text:span text:style-name="T57">лись</text:span> наметившиеся уже раньше в правящей партии разногласия по вопросу о взаимоотношении между промышленностью и сельским хозяйством. В стране, исчерпавшей в конец свои накопления и запасы, промышленность не могла развиваться иначе, как путем заимствования хлеба и сырья у крестьян. Слишком большие натуральные "принудительные займы" означали, умерщвление стимула к труду: не веря в будущие блага, крестьянин отвечал на хлебные экспедиции города посевной забастовкой. Hо и слишком малые изъятия грозили застоем: не получая промышленных продуктов, крестьянство возвращалось к хозяйству для собственных потребностей и возобновляло старые кустарные промысла. Разногласия в партии начались с вопроса о том, сколько взять у деревни для промышленности, чтоб приблизить период динамического равновесия между ними.</text:p>
      <text:p text:style-name="P2"><text:span text:style-name="T45">В</text:span><text:span text:style-name="T37"> результате октябрьского переворота число самостоятельных дворов поднялось с 16 до 25 миллионов, что естественно повело к усилению чисто-потребительского характера большинства крестьянских хозяйств. Такова </text:span><text:span text:style-name="T45">была</text:span><text:span text:style-name="T37"> одна из причин недостатка сельскохозяйственных продуктов.</text:span></text:p>
      <text:p text:style-name="P2">По мере того, как деревня стала оправляться, дифференциация внутри крестьянской массы стала возрастать. <text:s/>Политика правительства, под лозунгом: "лицом к деревне" фактически повернулась лицом к кулакам. В 1925 году были легализованы для сельского хозяйства наем рабочей силы и сдача земли в аренду. Крестьянство поляризировалось между мелким капиталистом, с одной стороны, батраком, с другой. </text:p>
      <text:p text:style-name="P2">Сами государственные предприятия в поисках сырья вынуждены были все чаще обращаться к частным торговцам. Везде чувствовался капиталистический прибой. </text:p>
      <text:p text:style-name="P2">В 1925 г., когда курс на кулака был в полном разгаре, Сталин приступил к подготовке денационализации земельной собственности. <text:span text:style-name="T23">Между тем уже весною 1926 г. почти 60% предназначенного для продажи хлеба оказалось в руках 6% крестьянских хозяйств! </text:span><text:span text:style-name="T26">С</text:span><text:span text:style-name="T23">тавка на фермера привела к чрезвычайному повышению самосознания мелкой буржуазии города и деревни, к захвату ею многих низовых советов, к повышению силы и самоуверенности бюрократии, к возрастающему нажиму на рабочих, к полному подавлению партийной и советской демократии. </text:span></text:p>
      <text:p text:style-name="P2"><text:span text:style-name="T46">О</text:span>ппозиция <text:span text:style-name="T46">(троцкисты)</text:span> писала: "Партия должна дать сокрушительный отпор всем тенденциям, направленным к упразднению или подрыву национализации земли, одного из устоев диктатуры пролетариата". В этом вопросе победа была одержана оппозицией; прямые покушения на национализацию были оставлены. </text:p>
      <text:p text:style-name="P2"><text:span text:style-name="T46">После поражения пролетариата в Германии Сталин осенью 1924г. впервые выдвинул теорию <text:s/>"социализма в отдельной стране". </text:span>Hе спешить с индустриализацией, не ссориться с мужиком, не рассчитывать на мировую революцию и, прежде всего, оградить власть партийной бюрократии от критики!</text:p>
      <text:p text:style-name="P2">В то время, как руководители успокоительно твердили, что товарный голод изживается, что предстоят "спокойные темпы хозяйственного развития", рабочий класс оказался лицом к лицу с призраком надвигающегося голода. Именно в том самом месяце представителей левой оппозиции сажали по тюрьмам или развозили по Сибири в наказание за "панику" перед призраком кулака.</text:p>
      <text:p text:style-name="P2">Правительство попыталось представить дело так, будто хлебная забастовка вызывалась голой враждебностью кулака к социалистическому государству, т.е. политическими мотивами общего порядка. <text:span text:style-name="T59">Но ес</text:span>ли он скрывал свой хлеб, то <text:span text:style-name="T59">только </text:span>потому, что торговая сделка оказывалась невыгодной. По той же причине ему удавалось подчинять своему влиянию широкие круги деревни. Одних репрессий против кулацкого саботажа было явно недостаточно: нужно было менять политику. </text:p>
      <text:p text:style-name="P2">В 1928г <text:span text:style-name="T59">л</text:span>озунг Бухарина "обогащайтесь!", как и теория безболезненного врастания кулака в социализм были <text:s/>решительно осуждены. Минималистская пятилетка, уже одобренная съездом партии, уступила место новому плану, основные элементы которого были целиком заимствованы из платформы разгромленной левой оппозиции. Если в 1923-28 г.г. Политбюро готово было мириться с философией Бухарина о "черепашьем темпе", то теперь оно легко перескакивало с 20% на 30% годового роста, пытаясь каждое частное и временное достижение превратить в норму и теряя из виду взаимообусловленность хозяйственных отраслей. Главные опасности открылись со стороны деревни. 15 февраля 1928 г. население <text:soft-page-break/>страны не без изумления узнало из передовицы "Правды", что деревня выглядит совсем не так, как ее до сих пор изображали власти, но зато очень близко к тому, как представляла дело исключенная съездом оппозиция. Обнаруживалось, что коммунистическими ячейками руководят нередко богатые крестьяне, имеющие сложный инвентарь, пользующиеся наемным трудом, скрывающие от государства сотни и даже тысячи пудов хлеба и непримиримо выступающие против "троцкистской" политики. Газеты печатали взапуски сенсационные разоблачения о том, как кулаки, в качестве местных секретарей, не пускали бедноту и батраков в партию.</text:p>
      <text:p text:style-name="P2"><text:span text:style-name="T32">Чтоб прокормить города, необходимо было немедленно изъять у кулака хлеб насущный. Достигнуть этого можно было только силой. Hасильственное изъятие хлеба отбивало у зажиточных крестьян охоту к расширению посевов. Батрак и бедняк оказывались без работы. Сельское хозяйство снова попадало в тупик, и с ним вместе государство. Временные "чрезвычайные меры" по изъятию хлеба непредвиденно развернулись в программу "ликвидации кулачества, как класса". <text:s/>В ноябре 1929 года Сталин, провозгласил конец индивидуальному хозяйству: крестьяне идут в колхозы. </text:span><text:span text:style-name="T33">С 29 по 32 годы</text:span><text:span text:style-name="T32"> число коллективизированных хозяйств поднялось с 1,7% до 61,5%. </text:span></text:p>
      <text:p text:style-name="P6"><text:span text:style-name="T20">П</text:span><text:span text:style-name="T12">равительство не успело и не сумело провести даже элементарную политическую подготовку нового курса. Hе только крестьянские массы, но и местные органы власти не знали, чего от них требуют. Крестьянство было накалено слухами о том, что скот и имущество отбираются "в казну". В результате шла массовая распродажа скота крестьянами за бесценок или убой его на мясо и шкуру.</text:span></text:p>
      <text:p text:style-name="P2"><text:span text:style-name="T35">Упал в</text:span><text:span text:style-name="T32">аловой сбор зерновых культур. Разница означала убыль как раз того количества хлеба, какое необходимо было городам хотя бы до привычной голодной нормы. Число лошадей упало на 55%, поголовье рогатого скота на 40%; число свиней на 55%, овец - на 66%. Гибель людей - от голода, холода, эпидемий, репрессий - тоже исчисляется миллионами. </text:span><text:span text:style-name="T33">К</text:span><text:span text:style-name="T32">олхозный устав, пытавшийся связать личный интерес крестьянина с коллективным, был опубликован лишь после того, как деревня подверглась жестокому опустошению.</text:span></text:p>
      <text:p text:style-name="P2"><text:span text:style-name="T47">Снабжение заводов сырьем и продовольствием ухудшалось из квартала в квартал. Hевыносимые условия существования порождали текучесть рабочей силы, прогулы, небрежную работу, поломки машин, высокий процент брака, низкое качество изделий. Средняя производительность труда в 1931 г. упала на 11,7%. </text:span><text:span text:style-name="T48">Троцкий утверждает, что провозглашенная пятилетка за четыре года была всего лишь манипуляцией со статистикой. </text:span><text:span text:style-name="T58">Но</text:span><text:span text:style-name="T48"> режим устоял. </text:span></text:p>
      <text:p text:style-name="P2">Этот исторический очерк показывает насколько было далеко действительное развитие рабочего государства от идиллической картины.</text:p>
      <text:p text:style-name="P2"><text:span text:style-name="T27">Итак, мы подобрались к главному вопросу данного доклада. </text:span><text:span text:style-name="T50">«</text:span><text:span text:style-name="T51">Верно ли, что в СССР </text:span><text:span text:style-name="T50">был</text:span><text:span text:style-name="T51"> осуществлен социализм?»</text:span><text:span text:style-name="T28"> </text:span><text:span text:style-name="T27">Для понимания нам не обойтись без предварительной теоретической справки.</text:span></text:p>
      <text:p text:style-name="P2">Капитализм подготовил условия и силы социального переворота: технику, науку, пролетариат. Коммунистический строй не может прийти непосредственно на смену буржуазному обществу. Hа первых порах своих рабочее государство не может еще позволить каждому работать "по способностям", т.е. сколько сможет и захочет, и вознаграждать каждого "по потребностям", независимо от произведенной им работы. В интересах поднятия производительных сил оказывается необходимым прибегать к привычным нормам заработной платы, т.е. к распределению жизненных благ в зависимости от количества и качества индивидуального труда.</text:p>
      <text:p text:style-name="P2"><text:span text:style-name="T49">Маркс называл этот первоначальный этап нового общества "низшей стадией коммунизма". "У нас еще нет, конечно, полного коммунизма, - гласи</text:span><text:span text:style-name="T52">ла</text:span><text:span text:style-name="T49"> официальная советская доктрина </text:span><text:span text:style-name="T52">в 1936г</text:span><text:span text:style-name="T49">, - но зато у нас уже осуществлен социализм, т.е. низшая стадия коммунизма". В доказательство приводится господство государственных трестов в промышленности, колхозов - в сельском хозяйстве, государственных и кооперативных предприятий - в торговле. Hа первый взгляд получается полное совпадение с гипотетической схемой Маркса. Hо именно с точки зрения марксизма вопрос вовсе не исчерпывается формами собственности, независимо от достигнутой производительности труда. Под низшей стадией коммунизма Маркс, во всяком случае, понимал такое общество, которое по своему экономическому развитию уже с самого начала стоит выше самого передового капитализма. </text:span></text:p>
      <text:p text:style-name="P2"><text:soft-page-break/><text:span text:style-name="T27">Если то общество, какое должно было сложиться на основе обобществления производительных сил самого передового для своей эпохи капитализма, Маркс называл низшей стадией коммунизма, то определение это явно не подходит к Советскому Союзу, который и </text:span><text:span text:style-name="T34">на то время был</text:span><text:span text:style-name="T27"> еще гораздо беднее техникой, жизненными благами и культурой, чем капиталистические страны. Правильнее, поэтому, советский режим </text:span><text:span text:style-name="T34">того времени </text:span><text:span text:style-name="T27">назвать не социалистическим, а подготовительным или переходным от капитализма к социализму.</text:span></text:p>
      <text:p text:style-name="P2"><text:span text:style-name="T49">Первую отличительную черту пролетарской революции Ленин, вслед за Марксом и Энгельсом, видел в том, что, </text:span><text:span text:style-name="T53">лишая </text:span><text:span text:style-name="T49">эксплуататоров</text:span><text:span text:style-name="T53"> </text:span><text:span text:style-name="T2">собственности и прежнего социального положения</text:span><text:span text:style-name="T49">, она упраздняет необходимость в возвышающемся над обществом бюрократическом аппарате, прежде всего в полиции и постоянной армии. "Пролетариату нужно государство - это повторяют все оппортунисты, - писал Ленин в 1917 г., за месяц-два до завоевания власти, - но они, оппортунисты, забывают добавить, что пролетариату нужно лишь отмирающее государство, т.е. устроенное так, чтобы оно немедленно начало отмирать и не могло не отмирать" ("Государство и революция").</text:span></text:p>
      <text:p text:style-name="P4"><text:span text:style-name="T49">Hачиная с 1917 года Ленин непрерывно </text:span><text:span text:style-name="T53">был</text:span><text:span text:style-name="T49"> занят мыслью о ликвидации </text:span><text:span text:style-name="T53">государственного аппарата, который называл </text:span><text:span text:style-name="T49">"паразит</text:span><text:span text:style-name="T53">ом</text:span><text:span text:style-name="T49">". После низвержения эксплуататорских классов, разъясняет он в </text:span><text:span text:style-name="T53">книге </text:span><text:span text:style-name="T49">"Государство и революция", пролетариат разобьет старую бюрократическую машину, а свой собственный аппарат составит из рабочих и служащих, причем против превращения их в бюрократов примет "меры, подробно разобранные Марксом и Энгельсом: </text:span></text:p>
      <text:p text:style-name="P4"><text:span text:style-name="T49">1) не только выборность, но и сменяемость в любое время;</text:span></text:p>
      <text:p text:style-name="P4"><text:span text:style-name="T49">2) плата не выше платы рабочего;</text:span></text:p>
      <text:p text:style-name="P4"><text:span text:style-name="T49">3) переход немедленный к тому, чтобы все исполняли функции контроля и надзора, чтобы все на время становились бюрократами, и чтобы поэтому никто не мог стать бюрократом". </text:span></text:p>
      <text:p text:style-name="P2">Режим пролетарской диктатуры с самого своего возникновения перестает таким образом быть "государством" в старом смысле слова, т.е. специальным аппаратом по удержанию в повиновении большинства народа. Материальная власть, вместе с оружием, прямо и непосредственно переходит в руки организаций трудящихся, как советы. Государство, как бюрократический аппарат, начинает отмирать с первого дня пролетарской диктатуры. Таков <text:span text:style-name="T53">был </text:span>голос программы, не отмененной <text:span text:style-name="T53">и в </text:span><text:span text:style-name="T60">с</text:span><text:span text:style-name="T53">талинское время</text:span>. </text:p>
      <text:p text:style-name="P6"><text:span text:style-name="T18">К</text:span><text:span text:style-name="T17"> концу второго десятилетия своего существования </text:span><text:span text:style-name="T19">государство</text:span><text:span text:style-name="T17"> не только не отмерло, но и не начало "отмирать"; хуже того: оно разрослось в еще небывалый в истории аппарат принуждения; бюрократия не только не исчезла, уступив свое место массам, но превратилась в бесконтрольную силу, властвующую над массами; армия не только не заменена вооруженным народом, но выделила из себя привилегированную офицерскую касту, тогда как народу, "вооруженному носителю диктатуры", запрещено в СССР ношение даже и холодного оружия. Продолжая перепечатывать сочинения Ленина (правда, с цензурными изъятиями и искажениями), вожди Советского Союза и их идеологические представители даже не став</text:span><text:span text:style-name="T19">и</text:span><text:span text:style-name="T18">ли</text:span><text:span text:style-name="T17"> перед собою вопроса о причинах столь вопиющего расхождения между программой и действительностью. </text:span></text:p>
      <text:p text:style-name="P8"><text:span text:style-name="T12">Пролетарская диктатура </text:span><text:span text:style-name="T22">п</text:span><text:span text:style-name="T12">о самому своему существу имеет временный характер. Побочная, но крайне существенная задача государства, осуществляющего диктатуру, состоит в том, чтоб подготовить свое собственное упразднение. Чтоб исчезло государство, нужно, чтоб исчезли "классовое господство вместе с борьбой за отдельное существование". Энгельс объединяет эти два условия вместе</text:span><text:span text:style-name="T18">.</text:span><text:span text:style-name="T12"> Hо дело в том, что обобществление средств производства еще не снимает автоматически "борьбу за отдельное существование".</text:span></text:p>
      <text:p text:style-name="P2">Социалистическое государство на фундаменте самого передового капитализма, не могло бы сразу доставлять каждому столько, сколько нужно, и было бы поэтому вынуждено побуждать каждого производить, как можно больше. Должность понукателя естественно ложится в этих условиях на государство, которое не может не прибегать к выработанным капитализмом методам оплаты труда. В этом смысле Маркс писал, что "буржуазное право... неизбежно в первой фазе коммунистического общества, в том его виде, как оно выходит из капиталистического общества.</text:p>
      <text:p text:style-name="P6"><text:soft-page-break/><text:span text:style-name="T22">Ленин разъясняет</text:span><text:span text:style-name="T12">: "буржуазное право по отношению к распределению продуктов потребления предполагает неизбежно и буржуазное государство, ибо право есть ничто без аппарата, способного принуждать к соблюдению норм права. Выходит что при коммунизме не только остается в течение известного времени буржуазное право, но даже и буржуазное государство без буржуазии!"</text:span></text:p>
      <text:p text:style-name="P6"><text:span text:style-name="T12">Этот многозначительный вывод имеет решающее значение для понимания природы советского государства. Поскольку государство, которое ставит себе задачей социалистическое преобразование общества, вынуждено методами принуждения отстаивать неравенство, постольку оно все еще остается "буржуазным" государством, хотя и без буржуазии.</text:span></text:p>
      <text:p text:style-name="P2"><text:span text:style-name="T53">Г</text:span>осударство получает с самого начала двойственный характер: социалистический, поскольку оно охраняет общественную собственность на средства производства; буржуазный, - поскольку распределение жизненных благ производится при помощи капиталистического мерила ценности, со всеми вытекающими отсюда последствиями.</text:p>
      <text:p text:style-name="P2">Окончательная физиономия рабочего государства должна определиться изменяющимся соотношением между его буржуазными и социалистическими тенденциями. Победа последних должна означать окончательн<text:span text:style-name="T60">ое</text:span> растворение государства в самоуправляющемся обществе. </text:p>
      <text:p text:style-name="P2">"Буржуазное государство без буржуазии" оказалось несовместимым с подлинной советской демократией. Двойственность функций государства не могла не сказаться и на его структуре. Опыт показал, чего не сумела с достаточной ясностью предвидеть теория<text:span text:style-name="T54">.</text:span></text:p>
      <text:p text:style-name="P2">Создавать преимущества и охранять их не склонны те, которые их лишены. Большинство не может заботиться о привилегиях для меньшинства. Для охраны "буржуазного права" рабочее государство оказывается вынуждено выделить "буржуазный" по своему типу орган.</text:p>
      <text:p text:style-name="P2">Мы сделали таким образом первый шаг на пути понимания основного противоречия между большевистской программой и советской действительностью. <text:span text:style-name="T54">Г</text:span>осударство не отмирает, а становится все деспотичнее; уполномоченные рабочего класса бюрократизируются, а бюрократия поднимается над обновленным обществом, в ви<text:span text:style-name="T55">д</text:span>у железной необходимости выделять и поддерживать привилегированное меньшинство, доколе нет возможности обеспечить подлинное равенство.</text:p>
      <text:p text:style-name="P2"><text:span text:style-name="T54">Ч</text:span>ем беднее общество, вышедшее из революции, тем более грубые формы должен принять бюрократизм; тем большей опасностью он может стать для социалистического развития.</text:p>
      <text:p text:style-name="P2">За два года до "Манифеста Коммунистической Партии" молодой Маркс писал: "...развитие производительных сил является абсолютно необходимой практической предпосылкой (коммунизма) еще потому, что без него обобщается нужда, и с нуждой должна снова начаться борьба за необходимые предметы и, значит, должна воскреснуть вся старая дребедень". Эта мысль нигде не нашла у Маркса прямого развития, и не случайно: он не предвидел пролетарской революции в отсталой стране. Hа исторической почве нищеты, обостренной разрушениями империалистской и гражданской войн, "борьба за отдельное существование" не только не исчезла на другой день после низвержения буржуазии, не только не смягчилась в ближайшие годы, но, наоборот, принимала моментами неслыханную свирепость: <text:s/>отдельные области страны дважды опускались до людоедства.</text:p>
      <text:p text:style-name="P2">Применение социалистических методов для разрешения до-социалистических задач - такова <text:span text:style-name="T60">была </text:span>самая суть хозяйственной и культурной работы в СССР <text:span text:style-name="T60">того времени</text:span>. "<text:span text:style-name="T60">Низшая </text:span>стадия коммунизма", употребляя термин Маркса, начинается с того уровня, к которому приблизился наиболее передовой капитализм. </text:p>
      <text:p text:style-name="P2">Явная недооценка предстоящих трудностей объясняется тем, что программа строилась полностью и целиком на международной перспективе. "Октябрьская революция в России осуществила диктатуру пролетариата... Hачалась эра всемирной пролетарской, коммунистической революции". Таковы вступительные строчки программы. Авторы ее не только не ставили своей целью построение "социализма в отдельной стране", - эта цель вообще никому не приходила тогда в голову, меньше всего Сталину, - но и не задавалась вопросом о том, какой характер примет советское государство, если ему в течение двух <text:soft-page-break/>десятилетий придется изолированно разрешать те экономические и культурные задачи, которые передовой капитализм разрешил уже давно.</text:p>
      <text:p text:style-name="P6"><text:span text:style-name="T12">Сведение государства к функциям "учета и контроля", при постоянном сужении функции принуждения, как требует программа, предполагает наличие хотя бы относительного всеобщего довольства. Именно этого необходимого условия не хватало. Власть демократических советов оказывалась </text:span><text:span text:style-name="T22">стесненной</text:span><text:span text:style-name="T12">, когда в порядке дня стояло обслуживание привилегированных групп, наиболее нужных для обороны, для промышленности, для техники и науки. Hа этой совсем не "социалистической" операции: отнять у десяти и дать одному, обособилась и выросла могущественная каста специалистов по распределению.</text:span></text:p>
      <text:p text:style-name="P2">О "полной победе" социализма в СССР объявлялось несколько раз. 30 января 1931 г. Правда, в истолкование речи Сталина, писала: "Во второй пятилетке будут ликвидированы последние остатки капиталистических элементов в нашей экономике". <text:span text:style-name="T54">В</text:span> тот же срок должно было бы окончательно отмереть и государство, ибо где ликвидированы "последние остатки" капитализма, там государству нечего делать. <text:span text:style-name="T54">К</text:span>огда <text:span text:style-name="T54">же</text:span> некоторые неосторожные московские теоретики из принятой на веру ликвидации "последних остатков" капитализма пытались вывести отмирание государства, бюрократия немедленно объявила такие теории "контр-революционными".</text:p>
      <text:p text:style-name="P2">"Hе чудовищно ли - писали мы в марте 1932 года - страна не выходит из товарного голода, перебои снабжения на каждом шагу, детям не хватает молока, а официальные оракулы провозглашают: "страна вступила в период социализма". Разве можно более злостно компрометировать социализм?" К. Радек, <text:s/>видный публицист правящих советских кругов, парировал эти соображения <text:span text:style-name="T54">так</text:span>: "Молоко есть продукт коровы, а не социализма, и нужно поистине смешивать социализм с образом той страны, где текут млечные реки, чтобы не понять, что страна может подняться на высшую ступень развития временно без того, чтобы при этом материальное положение народных масс значительно поднялось". Эти строки писались, когда в стране царил ужасающий голод.</text:p>
      <text:p text:style-name="P2">VII конгресс Коминтерна, в резолюции от 20 августа 1935 г., торжественно удостоверил, что "достигнуты окончательная и бесповоротная победа социализма в СССР и всестороннее укрепление государства диктатуры пролетариата". <text:span text:style-name="T54">Е</text:span>сли социализм "окончательно и бесповоротно" победил, не как принцип, а как живой общественный строй, то новое "укрепление" диктатуры является очевидной бессмыслицей. И наоборот: если укрепление диктатуры вызывается реальными потребностями режима, значит до победы социализма еще не близко. <text:span text:style-name="T54">Н</text:span>еобходимость "укрепления" диктатуры, т.е. государственного принуждения, свидетельствует не о торжестве бесклассовой гармонии, а о нарастании новых социальных антагонизмов. Что лежит в их основе? Hедостаток средств существования, как результат низкой производительности труда.</text:p>
      <text:p text:style-name="P2">1-го марта 1936 г., в беседе Сталина с Рой Говардом дано новое определение советского режима: "та общественная организация, которую мы создали, может быть названа организацией советской, социалистической, еще не вполне достроенной, но в корне своем социалистической организацией общества". В этом преднамеренно расплывчатом определении почти столько же противоречий, сколько слов. Общественная организация названа "советской, социалистической". Hо советы - форма государства, а социализм - общественный режим. Эти определения не только не тождественны, но, под занимающим нас углом зрения, антагонистичны: поскольку общественная организация стала социалистической, постольку советы должны отпасть, как леса после постройки здания. Сталин вносит поправку: социализм "еще не вполне достроен". Что означает "не вполне": на 5% или на 75%? Этого нам не говорят, как не говорят и того, что надо называть "корнем" социалистической организации общества: формы собственности или технику?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Chilanka" svg:font-family="Chilanka" style:font-pitch="variable"/>
    <style:font-face style:name="D050000L" svg:font-family="D050000L" style:font-pitch="variable"/>
    <style:font-face style:name="Dyuthi" svg:font-family="Dyuthi" style:font-pitch="variable"/>
    <style:font-face style:name="aakar" svg:font-family="aakar" style:font-pitch="variable"/>
    <style:font-face style:name="DejaVu Serif" svg:font-family="'DejaVu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default-outline-level="" style:class="text">
      <style:paragraph-properties fo:margin-top="0cm" fo:margin-bottom="0cm" loext:contextual-spacing="false" fo:text-align="center" style:justify-single-word="false"/>
      <style:text-properties style:font-name="Arial" fo:font-family="Arial" style:font-family-generic="swiss" style:font-pitch="variable" fo:font-size="16pt" fo:font-weight="bold" style:font-name-asian="Courier New" style:font-family-asian="'Courier New'" style:font-family-generic-asian="system" style:font-pitch-asian="variable" style:font-size-asian="16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9.553cm" style:type="center"/>
          <style:tab-stop style:position="19.106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53cm" style:type="center"/>
          <style:tab-stop style:position="19.10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76cm" fo:margin-bottom="0.822cm" fo:margin-left="1.154cm" fo:margin-right="0.74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05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21:32:27.205927791</meta:creation-date>
    <dc:date>2021-03-21T14:32:09.843156950</dc:date>
    <meta:editing-duration>PT15H26M48S</meta:editing-duration>
    <meta:editing-cycles>2</meta:editing-cycles>
    <meta:generator>LibreOffice/6.4.6.2$Linux_X86_64 LibreOffice_project/40$Build-2</meta:generator>
    <meta:document-statistic meta:table-count="0" meta:image-count="0" meta:object-count="0" meta:page-count="7" meta:paragraph-count="67" meta:word-count="3624" meta:character-count="27726" meta:non-whitespace-character-count="24134"/>
  </office:meta>
</office:document-meta>
</file>